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Lohit Devanagari1" svg:font-family="'Lohit Devanagari'"/>
    <style:font-face style:name="dejavu sans mono" svg:font-family="'dejavu sans mono', monospace"/>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ext-properties fo:font-weight="normal" officeooo:rsid="006165e4" officeooo:paragraph-rsid="0061d4f4" fo:background-color="transparent" style:font-weight-asian="normal" style:font-weight-complex="normal"/>
    </style:style>
    <style:style style:name="P3" style:family="paragraph" style:parent-style-name="Standard">
      <style:paragraph-properties fo:text-align="justify" style:justify-single-word="false"/>
      <style:text-properties fo:font-weight="normal" officeooo:rsid="006165e4" officeooo:paragraph-rsid="0063a85e" fo:background-color="transparent" style:font-weight-asian="normal" style:font-weight-complex="normal"/>
    </style:style>
    <style:style style:name="P4" style:family="paragraph" style:parent-style-name="Standard">
      <style:paragraph-properties fo:text-align="justify" style:justify-single-word="false"/>
      <style:text-properties fo:font-weight="normal" officeooo:rsid="0066dacf" officeooo:paragraph-rsid="0066dacf"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66dacf" officeooo:paragraph-rsid="00683347"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rsid="0066dacf" officeooo:paragraph-rsid="006a91e0"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66dacf" officeooo:paragraph-rsid="006ba7a9"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6e6647" officeooo:paragraph-rsid="006e6647"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6e6647" officeooo:paragraph-rsid="006f954b"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6e6647" officeooo:paragraph-rsid="006fa8e7"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6e6647" officeooo:paragraph-rsid="00710920"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6e6647" officeooo:paragraph-rsid="007264b8"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6e6647" officeooo:paragraph-rsid="007418b0"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7264b8" officeooo:paragraph-rsid="007264b8"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7418b0" officeooo:paragraph-rsid="007418b0"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01bd63" officeooo:paragraph-rsid="00264861" fo:background-color="#dc143c" style:font-weight-asian="normal" style:font-weight-complex="normal"/>
    </style:style>
    <style:style style:name="P17" style:family="paragraph" style:parent-style-name="Standard">
      <style:paragraph-properties fo:text-align="justify" style:justify-single-word="false"/>
      <style:text-properties fo:font-weight="normal" officeooo:rsid="00324f0d" officeooo:paragraph-rsid="00324f0d" fo:background-color="#dc143c" style:font-weight-asian="normal" style:font-weight-complex="normal"/>
    </style:style>
    <style:style style:name="P18" style:family="paragraph" style:parent-style-name="Standard">
      <style:paragraph-properties fo:text-align="justify" style:justify-single-word="false"/>
      <style:text-properties fo:font-weight="normal" officeooo:rsid="00330ee7" officeooo:paragraph-rsid="00330ee7" fo:background-color="#dc143c" style:font-weight-asian="normal" style:font-weight-complex="normal"/>
    </style:style>
    <style:style style:name="P19" style:family="paragraph" style:parent-style-name="Standard">
      <style:paragraph-properties fo:text-align="justify" style:justify-single-word="false"/>
      <style:text-properties fo:font-weight="normal" officeooo:rsid="00330ee7" officeooo:paragraph-rsid="003350ca" fo:background-color="#dc143c" style:font-weight-asian="normal" style:font-weight-complex="normal"/>
    </style:style>
    <style:style style:name="P20" style:family="paragraph" style:parent-style-name="Standard">
      <style:paragraph-properties fo:text-align="justify" style:justify-single-word="false"/>
      <style:text-properties fo:font-weight="normal" officeooo:rsid="00330ee7" officeooo:paragraph-rsid="003621d5" fo:background-color="#dc143c" style:font-weight-asian="normal" style:font-weight-complex="normal"/>
    </style:style>
    <style:style style:name="P21" style:family="paragraph" style:parent-style-name="Standard">
      <style:paragraph-properties fo:text-align="justify" style:justify-single-word="false"/>
      <style:text-properties fo:font-weight="normal" officeooo:rsid="00330ee7" officeooo:paragraph-rsid="0038f7d2" fo:background-color="#dc143c" style:font-weight-asian="normal" style:font-weight-complex="normal"/>
    </style:style>
    <style:style style:name="P22" style:family="paragraph" style:parent-style-name="Standard">
      <style:paragraph-properties fo:text-align="justify" style:justify-single-word="false"/>
      <style:text-properties fo:font-weight="normal" officeooo:rsid="00330ee7" officeooo:paragraph-rsid="003b06c1" fo:background-color="#dc143c" style:font-weight-asian="normal" style:font-weight-complex="normal"/>
    </style:style>
    <style:style style:name="P23" style:family="paragraph" style:parent-style-name="Standard">
      <style:paragraph-properties fo:text-align="justify" style:justify-single-word="false"/>
      <style:text-properties fo:font-weight="normal" officeooo:rsid="00330ee7" officeooo:paragraph-rsid="003bd6f3" fo:background-color="#dc143c" style:font-weight-asian="normal" style:font-weight-complex="normal"/>
    </style:style>
    <style:style style:name="P24" style:family="paragraph" style:parent-style-name="Standard">
      <style:paragraph-properties fo:text-align="justify" style:justify-single-word="false"/>
      <style:text-properties fo:font-weight="normal" officeooo:rsid="00330ee7" officeooo:paragraph-rsid="003d733f" fo:background-color="#dc143c" style:font-weight-asian="normal" style:font-weight-complex="normal"/>
    </style:style>
    <style:style style:name="P25" style:family="paragraph" style:parent-style-name="Standard">
      <style:paragraph-properties fo:text-align="justify" style:justify-single-word="false"/>
      <style:text-properties fo:font-weight="normal" officeooo:rsid="003621d5" officeooo:paragraph-rsid="003621d5" fo:background-color="#dc143c" style:font-weight-asian="normal" style:font-weight-complex="normal"/>
    </style:style>
    <style:style style:name="P26" style:family="paragraph" style:parent-style-name="Standard">
      <style:paragraph-properties fo:text-align="justify" style:justify-single-word="false"/>
      <style:text-properties fo:font-weight="normal" officeooo:rsid="00379530" officeooo:paragraph-rsid="00379530" fo:background-color="#dc143c" style:font-weight-asian="normal" style:font-weight-complex="normal"/>
    </style:style>
    <style:style style:name="P27" style:family="paragraph" style:parent-style-name="Standard">
      <style:paragraph-properties fo:text-align="justify" style:justify-single-word="false"/>
      <style:text-properties fo:font-weight="normal" officeooo:rsid="003f2ec1" officeooo:paragraph-rsid="003f2ec1" fo:background-color="#dc143c" style:font-weight-asian="normal" style:font-weight-complex="normal"/>
    </style:style>
    <style:style style:name="P28" style:family="paragraph" style:parent-style-name="Standard">
      <style:paragraph-properties fo:text-align="justify" style:justify-single-word="false"/>
      <style:text-properties fo:font-weight="normal" officeooo:rsid="003f2ec1" officeooo:paragraph-rsid="003f6f56" fo:background-color="#dc143c" style:font-weight-asian="normal" style:font-weight-complex="normal"/>
    </style:style>
    <style:style style:name="P29" style:family="paragraph" style:parent-style-name="Standard">
      <style:paragraph-properties fo:text-align="justify" style:justify-single-word="false"/>
      <style:text-properties fo:font-weight="normal" officeooo:rsid="003f2ec1" officeooo:paragraph-rsid="00416278" fo:background-color="#dc143c" style:font-weight-asian="normal" style:font-weight-complex="normal"/>
    </style:style>
    <style:style style:name="P30" style:family="paragraph" style:parent-style-name="Standard">
      <style:paragraph-properties fo:text-align="justify" style:justify-single-word="false"/>
      <style:text-properties fo:font-weight="normal" officeooo:rsid="003f2ec1" officeooo:paragraph-rsid="0044cadb" fo:background-color="#dc143c" style:font-weight-asian="normal" style:font-weight-complex="normal"/>
    </style:style>
    <style:style style:name="P31" style:family="paragraph" style:parent-style-name="Standard">
      <style:paragraph-properties fo:text-align="justify" style:justify-single-word="false"/>
      <style:text-properties fo:font-weight="normal" officeooo:rsid="003f2ec1" officeooo:paragraph-rsid="0044eea8" fo:background-color="#dc143c" style:font-weight-asian="normal" style:font-weight-complex="normal"/>
    </style:style>
    <style:style style:name="P32" style:family="paragraph" style:parent-style-name="Standard">
      <style:paragraph-properties fo:text-align="justify" style:justify-single-word="false"/>
      <style:text-properties fo:font-weight="normal" officeooo:rsid="003f2ec1" officeooo:paragraph-rsid="00451cb8" fo:background-color="#dc143c" style:font-weight-asian="normal" style:font-weight-complex="normal"/>
    </style:style>
    <style:style style:name="P33" style:family="paragraph" style:parent-style-name="Standard">
      <style:paragraph-properties fo:text-align="justify" style:justify-single-word="false"/>
      <style:text-properties fo:font-weight="normal" officeooo:rsid="003f2ec1" officeooo:paragraph-rsid="004703ac" fo:background-color="#dc143c" style:font-weight-asian="normal" style:font-weight-complex="normal"/>
    </style:style>
    <style:style style:name="P34" style:family="paragraph" style:parent-style-name="Standard">
      <style:paragraph-properties fo:text-align="justify" style:justify-single-word="false"/>
      <style:text-properties fo:font-weight="normal" officeooo:rsid="003f2ec1" officeooo:paragraph-rsid="0048920f" fo:background-color="#dc143c" style:font-weight-asian="normal" style:font-weight-complex="normal"/>
    </style:style>
    <style:style style:name="P35" style:family="paragraph" style:parent-style-name="Standard">
      <style:paragraph-properties fo:text-align="justify" style:justify-single-word="false"/>
      <style:text-properties fo:font-weight="normal" officeooo:rsid="003f2ec1" officeooo:paragraph-rsid="0049858d" fo:background-color="#dc143c" style:font-weight-asian="normal" style:font-weight-complex="normal"/>
    </style:style>
    <style:style style:name="P36" style:family="paragraph" style:parent-style-name="Standard">
      <style:paragraph-properties fo:text-align="justify" style:justify-single-word="false"/>
      <style:text-properties fo:font-weight="normal" officeooo:rsid="003f2ec1" officeooo:paragraph-rsid="004ad76d" fo:background-color="#dc143c" style:font-weight-asian="normal" style:font-weight-complex="normal"/>
    </style:style>
    <style:style style:name="P37" style:family="paragraph" style:parent-style-name="Standard">
      <style:paragraph-properties fo:text-align="justify" style:justify-single-word="false"/>
      <style:text-properties fo:font-weight="normal" officeooo:rsid="00424d80" officeooo:paragraph-rsid="00424d80" fo:background-color="#dc143c" style:font-weight-asian="normal" style:font-weight-complex="normal"/>
    </style:style>
    <style:style style:name="P38" style:family="paragraph" style:parent-style-name="Standard">
      <style:paragraph-properties fo:text-align="justify" style:justify-single-word="false"/>
      <style:text-properties fo:font-weight="normal" officeooo:rsid="00441441" officeooo:paragraph-rsid="00441441" fo:background-color="#dc143c" style:font-weight-asian="normal" style:font-weight-complex="normal"/>
    </style:style>
    <style:style style:name="P39" style:family="paragraph" style:parent-style-name="Standard">
      <style:paragraph-properties fo:text-align="justify" style:justify-single-word="false"/>
      <style:text-properties fo:font-weight="normal" officeooo:rsid="0044eea8" officeooo:paragraph-rsid="0044eea8" fo:background-color="#dc143c" style:font-weight-asian="normal" style:font-weight-complex="normal"/>
    </style:style>
    <style:style style:name="P40" style:family="paragraph" style:parent-style-name="Standard">
      <style:paragraph-properties fo:text-align="justify" style:justify-single-word="false"/>
      <style:text-properties fo:font-weight="normal" officeooo:rsid="004ad76d" officeooo:paragraph-rsid="004ad76d" fo:background-color="#dc143c" style:font-weight-asian="normal" style:font-weight-complex="normal"/>
    </style:style>
    <style:style style:name="P41" style:family="paragraph" style:parent-style-name="Standard">
      <style:paragraph-properties fo:text-align="justify" style:justify-single-word="false"/>
      <style:text-properties fo:font-weight="normal" officeooo:rsid="004ad76d" officeooo:paragraph-rsid="004cc691" fo:background-color="#dc143c" style:font-weight-asian="normal" style:font-weight-complex="normal"/>
    </style:style>
    <style:style style:name="P42" style:family="paragraph" style:parent-style-name="Standard">
      <style:paragraph-properties fo:text-align="justify" style:justify-single-word="false"/>
      <style:text-properties fo:font-weight="normal" officeooo:rsid="004e5919" officeooo:paragraph-rsid="004e5919" fo:background-color="#dc143c" style:font-weight-asian="normal" style:font-weight-complex="normal"/>
    </style:style>
    <style:style style:name="P43" style:family="paragraph" style:parent-style-name="Standard">
      <style:paragraph-properties fo:text-align="justify" style:justify-single-word="false"/>
      <style:text-properties fo:font-weight="normal" officeooo:rsid="004e5919" officeooo:paragraph-rsid="00504030" fo:background-color="#dc143c" style:font-weight-asian="normal" style:font-weight-complex="normal"/>
    </style:style>
    <style:style style:name="P44" style:family="paragraph" style:parent-style-name="Standard">
      <style:paragraph-properties fo:text-align="justify" style:justify-single-word="false"/>
      <style:text-properties fo:font-weight="normal" officeooo:rsid="004e5919" officeooo:paragraph-rsid="005221b7" fo:background-color="#dc143c" style:font-weight-asian="normal" style:font-weight-complex="normal"/>
    </style:style>
    <style:style style:name="P45" style:family="paragraph" style:parent-style-name="Standard">
      <style:paragraph-properties fo:text-align="justify" style:justify-single-word="false"/>
      <style:text-properties fo:font-weight="normal" officeooo:rsid="004e5919" officeooo:paragraph-rsid="00536d0f" fo:background-color="#dc143c" style:font-weight-asian="normal" style:font-weight-complex="normal"/>
    </style:style>
    <style:style style:name="P46" style:family="paragraph" style:parent-style-name="Standard">
      <style:paragraph-properties fo:text-align="justify" style:justify-single-word="false"/>
      <style:text-properties fo:font-weight="normal" officeooo:rsid="0052718c" officeooo:paragraph-rsid="0052718c" fo:background-color="#dc143c" style:font-weight-asian="normal" style:font-weight-complex="normal"/>
    </style:style>
    <style:style style:name="P47" style:family="paragraph" style:parent-style-name="Standard">
      <style:paragraph-properties fo:text-align="justify" style:justify-single-word="false"/>
      <style:text-properties fo:font-weight="normal" officeooo:rsid="0054262e" officeooo:paragraph-rsid="0054262e" fo:background-color="#dc143c" style:font-weight-asian="normal" style:font-weight-complex="normal"/>
    </style:style>
    <style:style style:name="P48" style:family="paragraph" style:parent-style-name="Standard">
      <style:paragraph-properties fo:text-align="justify" style:justify-single-word="false"/>
      <style:text-properties fo:font-weight="normal" officeooo:rsid="0054262e" officeooo:paragraph-rsid="00562586" fo:background-color="#dc143c" style:font-weight-asian="normal" style:font-weight-complex="normal"/>
    </style:style>
    <style:style style:name="P49" style:family="paragraph" style:parent-style-name="Standard">
      <style:paragraph-properties fo:text-align="justify" style:justify-single-word="false"/>
      <style:text-properties fo:font-weight="normal" officeooo:rsid="0054262e" officeooo:paragraph-rsid="00575e2d" fo:background-color="#dc143c" style:font-weight-asian="normal" style:font-weight-complex="normal"/>
    </style:style>
    <style:style style:name="P50" style:family="paragraph" style:parent-style-name="Standard">
      <style:paragraph-properties fo:text-align="justify" style:justify-single-word="false"/>
      <style:text-properties fo:font-weight="normal" officeooo:rsid="0057d01c" officeooo:paragraph-rsid="0057d01c" fo:background-color="#dc143c" style:font-weight-asian="normal" style:font-weight-complex="normal"/>
    </style:style>
    <style:style style:name="P51" style:family="paragraph" style:parent-style-name="Standard">
      <style:paragraph-properties fo:text-align="justify" style:justify-single-word="false"/>
      <style:text-properties fo:font-weight="normal" officeooo:rsid="0057d01c" officeooo:paragraph-rsid="005848e9" fo:background-color="#dc143c" style:font-weight-asian="normal" style:font-weight-complex="normal"/>
    </style:style>
    <style:style style:name="P52" style:family="paragraph" style:parent-style-name="Standard">
      <style:paragraph-properties fo:text-align="justify" style:justify-single-word="false"/>
      <style:text-properties fo:font-weight="normal" officeooo:rsid="0057d01c" officeooo:paragraph-rsid="005adcdb" fo:background-color="#dc143c" style:font-weight-asian="normal" style:font-weight-complex="normal"/>
    </style:style>
    <style:style style:name="P53" style:family="paragraph" style:parent-style-name="Standard">
      <style:paragraph-properties fo:text-align="justify" style:justify-single-word="false"/>
      <style:text-properties fo:font-weight="normal" officeooo:rsid="005d7e26" officeooo:paragraph-rsid="005d7e26" fo:background-color="#dc143c" style:font-weight-asian="normal" style:font-weight-complex="normal"/>
    </style:style>
    <style:style style:name="P54" style:family="paragraph" style:parent-style-name="Standard">
      <style:paragraph-properties fo:text-align="justify" style:justify-single-word="false"/>
      <style:text-properties fo:font-weight="normal" officeooo:rsid="005d7e26" officeooo:paragraph-rsid="005e03d5" fo:background-color="#dc143c" style:font-weight-asian="normal" style:font-weight-complex="normal"/>
    </style:style>
    <style:style style:name="P55" style:family="paragraph" style:parent-style-name="Standard">
      <style:paragraph-properties fo:text-align="justify" style:justify-single-word="false"/>
      <style:text-properties fo:font-weight="normal" officeooo:rsid="005d7e26" officeooo:paragraph-rsid="005f71d5" fo:background-color="#dc143c" style:font-weight-asian="normal" style:font-weight-complex="normal"/>
    </style:style>
    <style:style style:name="P56" style:family="paragraph" style:parent-style-name="Standard">
      <style:paragraph-properties fo:text-align="justify" style:justify-single-word="false"/>
      <style:text-properties fo:font-weight="normal" officeooo:rsid="006165e4" officeooo:paragraph-rsid="006165e4" fo:background-color="#dc143c" style:font-weight-asian="normal" style:font-weight-complex="normal"/>
    </style:style>
    <style:style style:name="P57" style:family="paragraph" style:parent-style-name="Standard">
      <style:paragraph-properties fo:text-align="justify" style:justify-single-word="false"/>
      <style:text-properties fo:font-weight="normal" officeooo:rsid="006165e4" officeooo:paragraph-rsid="0061d4f4" fo:background-color="#dc143c" style:font-weight-asian="normal" style:font-weight-complex="normal"/>
    </style:style>
    <style:style style:name="P58" style:family="paragraph" style:parent-style-name="Standard">
      <style:paragraph-properties fo:text-align="justify" style:justify-single-word="false"/>
      <style:text-properties fo:font-weight="normal" officeooo:rsid="006e6647" officeooo:paragraph-rsid="007418b0" fo:background-color="#d3d3d3" style:font-weight-asian="normal" style:font-weight-complex="normal"/>
    </style:style>
    <style:style style:name="P59" style:family="paragraph" style:parent-style-name="Standard">
      <style:paragraph-properties fo:text-align="justify" style:justify-single-word="false"/>
      <style:text-properties fo:font-size="12pt" officeooo:paragraph-rsid="007418b0" fo:background-color="transparent" style:font-size-asian="12pt" style:font-size-complex="12pt"/>
    </style:style>
    <style:style style:name="P60" style:family="paragraph" style:parent-style-name="Standard">
      <style:paragraph-properties fo:text-align="justify" style:justify-single-word="false"/>
      <style:text-properties fo:font-size="12pt" officeooo:paragraph-rsid="007418b0" style:font-size-asian="12pt" style:font-size-complex="12pt"/>
    </style:style>
    <style:style style:name="P61" style:family="paragraph" style:parent-style-name="Standard">
      <style:paragraph-properties fo:text-align="justify" style:justify-single-word="false"/>
      <style:text-properties fo:font-size="12pt" fo:font-weight="normal" officeooo:rsid="006e6647" officeooo:paragraph-rsid="007418b0" fo:background-color="#d3d3d3" style:font-size-asian="12pt" style:font-weight-asian="normal" style:font-size-complex="12pt" style:font-weight-complex="normal"/>
    </style:style>
    <style:style style:name="T1" style:family="text">
      <style:text-properties fo:background-color="transparent" loext:char-shading-value="0"/>
    </style:style>
    <style:style style:name="T2" style:family="text">
      <style:text-properties officeooo:rsid="00264861" fo:background-color="transparent" loext:char-shading-value="0"/>
    </style:style>
    <style:style style:name="T3" style:family="text">
      <style:text-properties officeooo:rsid="003350ca" fo:background-color="transparent" loext:char-shading-value="0"/>
    </style:style>
    <style:style style:name="T4" style:family="text">
      <style:text-properties officeooo:rsid="0034a844" fo:background-color="transparent" loext:char-shading-value="0"/>
    </style:style>
    <style:style style:name="T5" style:family="text">
      <style:text-properties officeooo:rsid="003621d5" fo:background-color="transparent" loext:char-shading-value="0"/>
    </style:style>
    <style:style style:name="T6" style:family="text">
      <style:text-properties officeooo:rsid="0038f7d2" fo:background-color="transparent" loext:char-shading-value="0"/>
    </style:style>
    <style:style style:name="T7" style:family="text">
      <style:text-properties officeooo:rsid="003ab53e" fo:background-color="transparent" loext:char-shading-value="0"/>
    </style:style>
    <style:style style:name="T8" style:family="text">
      <style:text-properties officeooo:rsid="003b06c1" fo:background-color="transparent" loext:char-shading-value="0"/>
    </style:style>
    <style:style style:name="T9" style:family="text">
      <style:text-properties officeooo:rsid="003bd6f3" fo:background-color="transparent" loext:char-shading-value="0"/>
    </style:style>
    <style:style style:name="T10" style:family="text">
      <style:text-properties officeooo:rsid="003d733f" fo:background-color="transparent" loext:char-shading-value="0"/>
    </style:style>
    <style:style style:name="T11" style:family="text">
      <style:text-properties officeooo:rsid="003f6f56" fo:background-color="transparent" loext:char-shading-value="0"/>
    </style:style>
    <style:style style:name="T12" style:family="text">
      <style:text-properties officeooo:rsid="00416278" fo:background-color="transparent" loext:char-shading-value="0"/>
    </style:style>
    <style:style style:name="T13" style:family="text">
      <style:text-properties officeooo:rsid="00441441" fo:background-color="transparent" loext:char-shading-value="0"/>
    </style:style>
    <style:style style:name="T14" style:family="text">
      <style:text-properties officeooo:rsid="0044cadb" fo:background-color="transparent" loext:char-shading-value="0"/>
    </style:style>
    <style:style style:name="T15" style:family="text">
      <style:text-properties officeooo:rsid="0044eea8" fo:background-color="transparent" loext:char-shading-value="0"/>
    </style:style>
    <style:style style:name="T16" style:family="text">
      <style:text-properties officeooo:rsid="00451cb8" fo:background-color="transparent" loext:char-shading-value="0"/>
    </style:style>
    <style:style style:name="T17" style:family="text">
      <style:text-properties officeooo:rsid="004703ac" fo:background-color="transparent" loext:char-shading-value="0"/>
    </style:style>
    <style:style style:name="T18" style:family="text">
      <style:text-properties officeooo:rsid="0048920f" fo:background-color="transparent" loext:char-shading-value="0"/>
    </style:style>
    <style:style style:name="T19" style:family="text">
      <style:text-properties officeooo:rsid="0049858d" fo:background-color="transparent" loext:char-shading-value="0"/>
    </style:style>
    <style:style style:name="T20" style:family="text">
      <style:text-properties officeooo:rsid="004ad76d" fo:background-color="transparent" loext:char-shading-value="0"/>
    </style:style>
    <style:style style:name="T21" style:family="text">
      <style:text-properties officeooo:rsid="004cc691" fo:background-color="transparent" loext:char-shading-value="0"/>
    </style:style>
    <style:style style:name="T22" style:family="text">
      <style:text-properties officeooo:rsid="00504030" fo:background-color="transparent" loext:char-shading-value="0"/>
    </style:style>
    <style:style style:name="T23" style:family="text">
      <style:text-properties officeooo:rsid="005221b7" fo:background-color="transparent" loext:char-shading-value="0"/>
    </style:style>
    <style:style style:name="T24" style:family="text">
      <style:text-properties officeooo:rsid="00536d0f" fo:background-color="transparent" loext:char-shading-value="0"/>
    </style:style>
    <style:style style:name="T25" style:family="text">
      <style:text-properties officeooo:rsid="00562586" fo:background-color="transparent" loext:char-shading-value="0"/>
    </style:style>
    <style:style style:name="T26" style:family="text">
      <style:text-properties officeooo:rsid="00575e2d" fo:background-color="transparent" loext:char-shading-value="0"/>
    </style:style>
    <style:style style:name="T27" style:family="text">
      <style:text-properties officeooo:rsid="005848e9" fo:background-color="transparent" loext:char-shading-value="0"/>
    </style:style>
    <style:style style:name="T28" style:family="text">
      <style:text-properties officeooo:rsid="0059fcd7" fo:background-color="transparent" loext:char-shading-value="0"/>
    </style:style>
    <style:style style:name="T29" style:family="text">
      <style:text-properties officeooo:rsid="005adcdb" fo:background-color="transparent" loext:char-shading-value="0"/>
    </style:style>
    <style:style style:name="T30" style:family="text">
      <style:text-properties officeooo:rsid="005e03d5" fo:background-color="transparent" loext:char-shading-value="0"/>
    </style:style>
    <style:style style:name="T31" style:family="text">
      <style:text-properties officeooo:rsid="005f71d5" fo:background-color="transparent" loext:char-shading-value="0"/>
    </style:style>
    <style:style style:name="T32" style:family="text">
      <style:text-properties officeooo:rsid="005d7e26" fo:background-color="transparent" loext:char-shading-value="0"/>
    </style:style>
    <style:style style:name="T33" style:family="text">
      <style:text-properties officeooo:rsid="0061d4f4" fo:background-color="transparent" loext:char-shading-value="0"/>
    </style:style>
    <style:style style:name="T34" style:family="text">
      <style:text-properties officeooo:rsid="0061d4f4" fo:background-color="transparent" loext:char-shading-value="0"/>
    </style:style>
    <style:style style:name="T35" style:family="text">
      <style:text-properties fo:font-weight="normal" officeooo:rsid="006e6647" fo:background-color="#d3d3d3" loext:char-shading-value="0" style:font-weight-asian="normal" style:font-weight-complex="normal"/>
    </style:style>
    <style:style style:name="T36" style:family="text">
      <style:text-properties fo:font-weight="normal" officeooo:rsid="006e6647" style:font-weight-asian="normal" style:font-weight-complex="normal"/>
    </style:style>
    <style:style style:name="T37" style:family="text">
      <style:text-properties fo:background-color="#d3d3d3" loext:char-shading-value="0"/>
    </style:style>
    <style:style style:name="T38" style:family="text">
      <style:text-properties officeooo:rsid="00264861" fo:background-color="#d3d3d3" loext:char-shading-value="0"/>
    </style:style>
    <style:style style:name="T39" style:family="text">
      <style:text-properties fo:background-color="#d3d3d3" loext:char-shading-value="0"/>
    </style:style>
    <style:style style:name="T40" style:family="text">
      <style:text-properties officeooo:rsid="0034a844" fo:background-color="#d3d3d3" loext:char-shading-value="0"/>
    </style:style>
    <style:style style:name="T41" style:family="text">
      <style:text-properties officeooo:rsid="003621d5" fo:background-color="#d3d3d3" loext:char-shading-value="0"/>
    </style:style>
    <style:style style:name="T42" style:family="text">
      <style:text-properties officeooo:rsid="003d733f" fo:background-color="#d3d3d3" loext:char-shading-value="0"/>
    </style:style>
    <style:style style:name="T43" style:family="text">
      <style:text-properties officeooo:rsid="003b06c1" fo:background-color="#d3d3d3" loext:char-shading-value="0"/>
    </style:style>
    <style:style style:name="T44" style:family="text">
      <style:text-properties officeooo:rsid="00416278" fo:background-color="#d3d3d3" loext:char-shading-value="0"/>
    </style:style>
    <style:style style:name="T45" style:family="text">
      <style:text-properties officeooo:rsid="0044cadb" fo:background-color="#d3d3d3" loext:char-shading-value="0"/>
    </style:style>
    <style:style style:name="T46" style:family="text">
      <style:text-properties officeooo:rsid="004cc691" fo:background-color="#d3d3d3" loext:char-shading-value="0"/>
    </style:style>
    <style:style style:name="T47" style:family="text">
      <style:text-properties officeooo:rsid="00504030" fo:background-color="#d3d3d3" loext:char-shading-value="0"/>
    </style:style>
    <style:style style:name="T48" style:family="text">
      <style:text-properties officeooo:rsid="00536d0f" fo:background-color="#d3d3d3" loext:char-shading-value="0"/>
    </style:style>
    <style:style style:name="T49" style:family="text">
      <style:text-properties officeooo:rsid="00575e2d" fo:background-color="#d3d3d3" loext:char-shading-value="0"/>
    </style:style>
    <style:style style:name="T50" style:family="text">
      <style:text-properties officeooo:rsid="005adcdb" fo:background-color="#d3d3d3" loext:char-shading-value="0"/>
    </style:style>
    <style:style style:name="T51" style:family="text">
      <style:text-properties officeooo:rsid="005f71d5" fo:background-color="#d3d3d3" loext:char-shading-value="0"/>
    </style:style>
    <style:style style:name="T52" style:family="text">
      <style:text-properties officeooo:rsid="006a91e0" fo:background-color="#d3d3d3" loext:char-shading-value="0"/>
    </style:style>
    <style:style style:name="T53" style:family="text">
      <style:text-properties officeooo:rsid="0061d4f4"/>
    </style:style>
    <style:style style:name="T54" style:family="text">
      <style:text-properties fo:background-color="#00ff7f" loext:char-shading-value="0"/>
    </style:style>
    <style:style style:name="T55" style:family="text">
      <style:text-properties officeooo:rsid="0061d4f4" fo:background-color="#00ff7f" loext:char-shading-value="0"/>
    </style:style>
    <style:style style:name="T56" style:family="text">
      <style:text-properties fo:background-color="#00ff7f" loext:char-shading-value="0"/>
    </style:style>
    <style:style style:name="T57" style:family="text">
      <style:text-properties officeooo:rsid="006165e4" fo:background-color="#00ff7f" loext:char-shading-value="0"/>
    </style:style>
    <style:style style:name="T58" style:family="text">
      <style:text-properties officeooo:rsid="0044cadb" fo:background-color="#00ff7f" loext:char-shading-value="0"/>
    </style:style>
    <style:style style:name="T59" style:family="text">
      <style:text-properties officeooo:rsid="005848e9" fo:background-color="#00ff7f" loext:char-shading-value="0"/>
    </style:style>
    <style:style style:name="T60" style:family="text">
      <style:text-properties officeooo:rsid="006a91e0" fo:background-color="#00ff7f" loext:char-shading-value="0"/>
    </style:style>
    <style:style style:name="T61" style:family="text">
      <style:text-properties officeooo:rsid="00683347" fo:background-color="#00ff7f" loext:char-shading-value="0"/>
    </style:style>
    <style:style style:name="T62" style:family="text">
      <style:text-properties officeooo:rsid="0063a85e"/>
    </style:style>
    <style:style style:name="T63" style:family="text">
      <style:text-properties officeooo:rsid="00683347"/>
    </style:style>
    <style:style style:name="T64" style:family="text">
      <style:text-properties officeooo:rsid="006a91e0"/>
    </style:style>
    <style:style style:name="T65" style:family="text">
      <style:text-properties officeooo:rsid="006ba7a9"/>
    </style:style>
    <style:style style:name="T66" style:family="text">
      <style:text-properties officeooo:rsid="006f954b"/>
    </style:style>
    <style:style style:name="T67" style:family="text">
      <style:text-properties officeooo:rsid="006fa8e7"/>
    </style:style>
    <style:style style:name="T68" style:family="text">
      <style:text-properties officeooo:rsid="00710920"/>
    </style:style>
    <style:style style:name="T69" style:family="text">
      <style:text-properties officeooo:rsid="007264b8"/>
    </style:style>
    <style:style style:name="T70" style:family="text">
      <style:text-properties officeooo:rsid="007418b0"/>
    </style:style>
    <style:style style:name="T71" style:family="text">
      <style:text-properties officeooo:rsid="00746b69"/>
    </style:style>
    <style:style style:name="T72" style:family="text">
      <style:text-properties fo:color="#000000" style:text-outline="false" style:text-line-through-style="none" style:text-line-through-type="none" style:font-name="Liberation Serif" fo:font-size="8.5pt" fo:letter-spacing="normal" fo:font-style="normal" fo:text-shadow="none" style:text-underline-style="none" fo:font-weight="normal" style:letter-kerning="true" style:font-size-asian="8.5pt" style:font-style-asian="normal" style:font-weight-asian="normal" style:text-emphasize="none"/>
    </style:style>
    <style:style style:name="T73" style:family="text">
      <style:text-properties fo:color="#000000" style:text-outline="false" style:text-line-through-style="none" style:text-line-through-type="none" style:font-name="Liberation Serif" fo:font-size="8.5pt" fo:letter-spacing="normal" fo:font-style="normal" fo:text-shadow="none" style:text-underline-style="none" fo:font-weight="normal" officeooo:rsid="00764b28" style:letter-kerning="true" style:font-size-asian="8.5pt" style:font-style-asian="normal" style:font-weight-asian="normal" style:text-emphasize="none"/>
    </style:style>
    <style:style style:name="T74" style:family="text">
      <style:text-properties fo:color="#000000" style:text-outline="false" style:text-line-through-style="none" style:text-line-through-type="none" style:font-name="Liberation Serif" fo:font-size="8.5pt" fo:letter-spacing="normal" fo:font-style="normal" fo:text-shadow="none" style:text-underline-style="none" fo:font-weight="normal" officeooo:rsid="00792980" style:letter-kerning="true" style:font-size-asian="8.5pt" style:font-style-asian="normal" style:font-weight-asian="normal" style:text-emphasize="none"/>
    </style:style>
    <style:style style:name="T75" style:family="text">
      <style:text-properties fo:color="#000000" style:text-outline="false" style:text-line-through-style="none" style:text-line-through-type="none" style:font-name="Liberation Serif" fo:font-size="8.5pt" fo:letter-spacing="normal" fo:font-style="normal" fo:text-shadow="none" style:text-underline-style="none" fo:font-weight="normal" officeooo:rsid="007952b9" style:letter-kerning="true" style:font-size-asian="8.5pt" style:font-style-asian="normal" style:font-weight-asian="normal" style:text-emphasize="none"/>
    </style:style>
    <style:style style:name="T76"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77"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style:font-style-asian="normal" style:font-weight-asian="normal" style:text-emphasize="none"/>
    </style:style>
    <style:style style:name="T78"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style:font-style-asian="normal" style:font-weight-asian="normal" style:text-emphasize="none"/>
    </style:style>
    <style:style style:name="T79"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52b9" style:letter-kerning="true" style:font-style-asian="normal" style:font-weight-asian="normal" style:text-emphasize="none"/>
    </style:style>
    <style:style style:name="T80"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81"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fo:background-color="transparent" loext:char-shading-value="0" style:font-size-asian="12pt" style:font-style-asian="normal" style:font-weight-asian="normal" style:font-size-complex="12pt" style:text-emphasize="none"/>
    </style:style>
    <style:style style:name="T82"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64b28" style:letter-kerning="true" style:font-size-asian="12pt" style:font-style-asian="normal" style:font-weight-asian="normal" style:font-size-complex="12pt" style:text-emphasiz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16"><text:span text:style-name="T2">Los análisis genéticos cuantitativos se han basado tradicionalmente en la metodología de los modelos mixtos. Desde el desarrollo de esta metodología, el progreso genético logrado en los programas de mejora genética ha sido en gran parte al uso del pedigrí (Legarra, Lourenco, y Vitezica 2018), y a la matriz A que se obtiene a partir de este tipo información. La matriz A se ha utilizado ampliamente para estimar el parentesco entre individuos a través del BLUP. Sin embargo, en los últimos años, se han propuesto estimadores del parentesco distintos al parentesco basado en el pedigrí, ya que en este último se asume una relación promedio entre individuos fundadores igual a cero (Toro, García-Cortés, y Legarra 2011), además de que ignora el término de muestreo Mendeliano (Ratcliffe et al. 2017). Por otro lado, a pesar del interés que en su momento hubo en el uso del pedigrí para la mejora genética de animales, el uso de este tipo de información en plantas no fue relevante (Robertsen, Hjortshøj, y Janss 2019).</text:span></text:p>
      <text:p text:style-name="P16"><text:span text:style-name="T2"/></text:p>
      <text:p text:style-name="P16"><text:span text:style-name="T2">A partir del estudio de Fernando y Grossman (1989), en el que se propuso incorporar información de genotipos en el BLUP, Meuwissen, Hayes, y Goddard (2001) plantearon los métodos de selección genómica. Siguiendo las consideraciones precedentes, VanRaden (2007) desarrollo el GBLUP, el cual es un método de selección genómica que consiste en resolver un modelo mixto utilizando la matriz G en lugar de la matriz A. En relación con lo anterior, algunos estudios han informado la superioridad de los métodos de selección genómica sobre el BLUP en animales (Karimi et al. 2019) y en plantas (Morais-Júnior, Breseghello, et al. 2018; Imai et al. 2019; Jurcic et al. 2021). Esto último debido a que los métodos de selección genómica basados en información de genotipos tienen en cuenta la variación genética no explicada por el pedigrí debido a la variación del muestreo Mendeliano (Daetwyler et al. 2007; Morais-Júnior, Duarte, et al. 2018), además de que revelan relaciones entre individuos que aparentemente no están relacionados en el pedigrí (Pszczola et al. 2012). Se ha demostrado también el uso potencial de los métodos de selección genómica para la mejora genética de los cultivos de arroz a través de estudios de simulación (Xu et al. 2021).</text:span></text:p>
      <text:p text:style-name="P16"><text:span text:style-name="T2"/></text:p>
      <text:p text:style-name="P16"><text:span text:style-name="T2">Sin embargo, el costo para obtener un genotipado completo de individuos puede ser una limitante en el uso de los métodos anteriormente mencionados de selección genómica (Pérez-Rodríguez et al. 2017; Ratcliffe et al. 2017; Karimi et al. 2018), además que para su implementación se recomienda utilizar información de individuos sin genotipo y con genotipo en el mismo análisis de datos como forma de eliminar el sesgo asociado con la dependencia en el uso de individuos genotipados (Ratcliffe et al. 2017). Como solución a estos problemas se propuso el desarrollo del ssGBLUP, el cual es un procedimiento de evaluación genética donde la información genómica se extiende a los individuos sin genotipo a partir de una matriz de parentesco combinada con información de genotipos y del pedigrí (Legarra, Aguilar, y Misztal 2009; Misztal, Legarra, y Aguilar 2009). Por lo tanto, la selección genómica con base en el ssGBLUP puede considerarse una opción interesante para la mejora genética de los cultivos de arroz, debido a que permite obtener (de manera rentable) predicciones más precisas a través de una mejor comprensión del parentesco entre individuos.</text:span></text:p>
      <text:p text:style-name="P16"><text:span text:style-name="T2"/></text:p>
      <text:p text:style-name="P16"><text:span text:style-name="T2">–</text:span></text:p>
      <text:p text:style-name="P16"><text:span text:style-name="T2"/></text:p>
      <text:p text:style-name="P17"><text:span text:style-name="T38">E</text:span><text:span text:style-name="T39">xploring the areas of applicability</text:span><text:span text:style-name="T1"> …</text:span></text:p>
      <text:p text:style-name="P17"><text:span text:style-name="T1"/></text:p>
      <text:p text:style-name="P17"><text:span text:style-name="T1">- Un objetivo importante es el desarrollo de método con mayor precisión de la predicción genómica (pag 42).</text:span></text:p>
      <text:p text:style-name="P17"><text:span text:style-name="T1"/></text:p>
      <text:p text:style-name="P17"><text:soft-page-break/><text:span text:style-name="T1">- Comparación entre métodos como BayesB, RR… sin embargo las causas de las diferencias en la precisión de los métodos aún no son claros (pag 42 y 51).</text:span></text:p>
      <text:p text:style-name="P17"><text:span text:style-name="T1"/></text:p>
      <text:p text:style-name="P17"><text:span text:style-name="T1">–</text:span></text:p>
      <text:p text:style-name="P17"><text:span text:style-name="T1"/></text:p>
      <text:p text:style-name="P18"><text:span text:style-name="T39">Genomic selection in rice: empirical</text:span><text:span text:style-name="T1"> …</text:span></text:p>
      <text:p text:style-name="P18"><text:span text:style-name="T1"/></text:p>
      <text:p text:style-name="P18"><text:span text:style-name="T1">- </text:span><text:span text:style-name="T3">Estudios de simulación o con datos para ver los factores que afectan la precisión (pag 243).</text:span></text:p>
      <text:p text:style-name="P18"><text:span text:style-name="T3"/></text:p>
      <text:p text:style-name="P18"><text:span text:style-name="T3">- Para que la GS sea practico en plantas, se debe considerar la interacción GxE (pag 244).</text:span></text:p>
      <text:p text:style-name="P18"><text:span text:style-name="T3"/></text:p>
      <text:p text:style-name="P19"><text:span text:style-name="T3">- Tamaño </text:span><text:span text:style-name="T9">pequeño </text:span><text:span text:style-name="T3">de la pob de entrenamiento </text:span><text:span text:style-name="T9">puede afectar la precisión. Incluso con heredabilidades altas</text:span><text:span text:style-name="T3"> (pag 244).</text:span></text:p>
      <text:p text:style-name="P19"><text:span text:style-name="T3"/></text:p>
      <text:p text:style-name="P23"><text:span text:style-name="T3">- </text:span><text:span text:style-name="T9">Relación positiva entre heredabilidad y precisión (pag 247) </text:span></text:p>
      <text:p text:style-name="P19"><text:span text:style-name="T3"/></text:p>
      <text:p text:style-name="P19"><text:span text:style-name="T3">- Ejemplo de estudios donde a mayor densidad, no se aumenta la precisión, , y el LD (pag 247).</text:span></text:p>
      <text:p text:style-name="P19"><text:span text:style-name="T3"/></text:p>
      <text:p text:style-name="P19"><text:span text:style-name="T3">- </text:span><text:span text:style-name="T4">La precisión es mejor con muchos marcadores que con unos pocos (pag 253).</text:span></text:p>
      <text:p text:style-name="P19"><text:span text:style-name="T4"/></text:p>
      <text:p text:style-name="P19"><text:span text:style-name="T4">–</text:span></text:p>
      <text:p text:style-name="P19"><text:span text:style-name="T4"/></text:p>
      <text:p text:style-name="P25"><text:span text:style-name="T40">S</text:span><text:span text:style-name="T39">ingle-step BLUP with varying</text:span><text:span text:style-name="T1"> ...</text:span></text:p>
      <text:p text:style-name="P19"><text:span text:style-name="T4"/></text:p>
      <text:p text:style-name="P20"><text:span text:style-name="T4">- </text:span><text:span text:style-name="T5">El ssGBLUP proporciona resultados tan buenos o mejores que el GBLUP </text:span><text:span text:style-name="T4">(pag </text:span><text:span text:style-name="T5">940).</text:span></text:p>
      <text:p text:style-name="P20"><text:span text:style-name="T5"/></text:p>
      <text:p text:style-name="P20"><text:span text:style-name="T5">–</text:span></text:p>
      <text:p text:style-name="P20"><text:span text:style-name="T5"/></text:p>
      <text:p text:style-name="P26"><text:span text:style-name="T41">S</text:span><text:span text:style-name="T39">ingle-step genomic prediction of fruit-quality</text:span><text:span text:style-name="T1"> ...</text:span></text:p>
      <text:p text:style-name="P20"><text:span text:style-name="T5"/></text:p>
      <text:p text:style-name="P21"><text:span text:style-name="T5">- </text:span><text:span text:style-name="T6">El ssGBLUP supera al GBLUp debido a que cuenta con más información </text:span><text:span text:style-name="T4">(pag </text:span><text:span text:style-name="T6">9).</text:span></text:p>
      <text:p text:style-name="P21"><text:span text:style-name="T6"/></text:p>
      <text:p text:style-name="P21"><text:span text:style-name="T6">- Factores que pueden afectar la precisión, entre ellos el LD entre el marcador y el QTL… imperfecta asociación entre el marcador y el QTL debido a baja densidad, puede afectar la precisión (pag 9).</text:span></text:p>
      <text:p text:style-name="P21"><text:span text:style-name="T6"/></text:p>
      <text:p text:style-name="P21"><text:span text:style-name="T6">- </text:span><text:span text:style-name="T7">La heredabilidad también puede afectar la precisión (pag 9).</text:span></text:p>
      <text:p text:style-name="P21"><text:span text:style-name="T7"/></text:p>
      <text:p text:style-name="P22"><text:span text:style-name="T7">- </text:span><text:span text:style-name="T8">La arquitectura también puede afectar la precisión … ssGBLUP asume herencia poligenica, con pequeño efecto de los marcadores (pag 10).</text:span></text:p>
      <text:p text:style-name="P22"><text:span text:style-name="T8"/></text:p>
      <text:p text:style-name="P22"><text:span text:style-name="T8">–</text:span></text:p>
      <text:p text:style-name="P22"><text:span text:style-name="T8"/></text:p>
      <text:p text:style-name="P37"><text:span text:style-name="T43">G</text:span><text:span text:style-name="T39">enomic selection in cereal breeding</text:span><text:span text:style-name="T1"> ...</text:span></text:p>
      <text:p text:style-name="P22"><text:span text:style-name="T8"/></text:p>
      <text:p text:style-name="P24"><text:span text:style-name="T8">- </text:span><text:span text:style-name="T10">El tamaño de la pob de entrenamiento puede influir en la precisión (pag 3).</text:span></text:p>
      <text:p text:style-name="P24"><text:span text:style-name="T10"/></text:p>
      <text:p text:style-name="P24"><text:span text:style-name="T10">- La relación entre la pob de entrenamiento y prueba puede influir en la precisión (pag 3).</text:span></text:p>
      <text:p text:style-name="P24"><text:span text:style-name="T10"/></text:p>
      <text:p text:style-name="P24"><text:span text:style-name="T10">- Con menor densidad disminuye los costos de genotipado (pag 4).</text:span></text:p>
      <text:p text:style-name="P24"><text:soft-page-break/><text:span text:style-name="T10"/></text:p>
      <text:p text:style-name="P24"><text:span text:style-name="T10">- La mejora genética en plantas podría beneficiarse de la información de pedigri e información molecular (pag 11).</text:span></text:p>
      <text:p text:style-name="P24"><text:span text:style-name="T10"/></text:p>
      <text:p text:style-name="P24"><text:span text:style-name="T10">–</text:span></text:p>
      <text:p text:style-name="P24"><text:span text:style-name="T10"/></text:p>
      <text:p text:style-name="P27"><text:span text:style-name="T42">D</text:span><text:span text:style-name="T39">imension reduction and variable selection </text:span><text:span text:style-name="T1">…</text:span></text:p>
      <text:p text:style-name="P27"><text:span text:style-name="T1"/></text:p>
      <text:p text:style-name="P28"><text:span text:style-name="T1">- con SNP cuidadosamente elegido se puede lograr predicciones precisas a bajo costo </text:span><text:span text:style-name="T10">(pag </text:span><text:span text:style-name="T11">248)</text:span><text:span text:style-name="T1">.</text:span></text:p>
      <text:p text:style-name="P28"><text:span text:style-name="T1"/></text:p>
      <text:p text:style-name="P28"><text:span text:style-name="T1">- </text:span><text:span text:style-name="T11">Ejemplo de estudios con selección de SNP </text:span><text:span text:style-name="T10">(pag </text:span><text:span text:style-name="T11">248).</text:span></text:p>
      <text:p text:style-name="P28"><text:span text:style-name="T11"/></text:p>
      <text:p text:style-name="P29"><text:span text:style-name="T11">- </text:span><text:span text:style-name="T12">Se seleccionan SNP con el fin de reducir costos manteniendo la capacidad predictiva </text:span><text:span text:style-name="T10">(pag </text:span><text:span text:style-name="T12">255).</text:span></text:p>
      <text:p text:style-name="P29"><text:span text:style-name="T12"/></text:p>
      <text:p text:style-name="P30"><text:span text:style-name="T12">- Es posible usar la reducción de dimensión y la selección de variables para predecir de forma precisa y rentable en GS </text:span><text:span text:style-name="T14">(pag 256)</text:span><text:span text:style-name="T12">.</text:span></text:p>
      <text:p text:style-name="P29"><text:span text:style-name="T12"/></text:p>
      <text:p text:style-name="P29"><text:span text:style-name="T12">–</text:span></text:p>
      <text:p text:style-name="P29"><text:span text:style-name="T12"/></text:p>
      <text:p text:style-name="P38"><text:span text:style-name="T44">E</text:span><text:span text:style-name="T39">ffect of hidden relatedness</text:span><text:span text:style-name="T1"> ...</text:span></text:p>
      <text:p text:style-name="P29"><text:span text:style-name="T12"/></text:p>
      <text:p text:style-name="P30"><text:span text:style-name="T12">- </text:span><text:span text:style-name="T13">Con una rápida descomposición del LD se requiere del genotipado de grandes poblaciones de entrenamiento </text:span><text:span text:style-name="T14">(pag 4)</text:span><text:span text:style-name="T13">.</text:span></text:p>
      <text:p text:style-name="P29"><text:span text:style-name="T13"/></text:p>
      <text:p text:style-name="P29"><text:span text:style-name="T13">- </text:span><text:span text:style-name="T14">Cantidad abrumadora de datos genómicos no aumenta la precisión, y se recomienda la selección de SNP (pag 16).</text:span></text:p>
      <text:p text:style-name="P29"><text:span text:style-name="T14"/></text:p>
      <text:p text:style-name="P29"><text:span text:style-name="T14">–</text:span></text:p>
      <text:p text:style-name="P29"><text:span text:style-name="T14"/></text:p>
      <text:p text:style-name="P39"><text:span text:style-name="T45">I</text:span><text:span text:style-name="T39">ncreasing accuracy and reducing costs</text:span><text:span text:style-name="T1"> ...</text:span></text:p>
      <text:p text:style-name="P29"><text:span text:style-name="T14"/></text:p>
      <text:p text:style-name="P31"><text:span text:style-name="T14">- </text:span><text:span text:style-name="T15">La precisión de la predicción fue mejor con subconjuntos de marcadores que con todos los marcadores </text:span><text:span text:style-name="T14">(pag </text:span><text:span text:style-name="T15">6).</text:span></text:p>
      <text:p text:style-name="P31"><text:span text:style-name="T15"/></text:p>
      <text:p text:style-name="P31"><text:span text:style-name="T15">- Con menos marcadores habra mayor sesgo. El uso de menos marcadores resulta en una confiabilidad ligeramente mayor </text:span><text:span text:style-name="T14">(pag </text:span><text:span text:style-name="T15">7).</text:span></text:p>
      <text:p text:style-name="P31"><text:span text:style-name="T15"/></text:p>
      <text:p text:style-name="P31"><text:span text:style-name="T15">- Precisión similar entre todos los subconjuntos de marcadores con todos los marcadores </text:span><text:span text:style-name="T14">(pag </text:span><text:span text:style-name="T15">7).</text:span></text:p>
      <text:p text:style-name="P31"><text:span text:style-name="T15"/></text:p>
      <text:p text:style-name="P32"><text:span text:style-name="T15">- </text:span><text:span text:style-name="T16">Baja densidad de SNP es deseable para reducir los costos de genotipado </text:span><text:span text:style-name="T14">(pag </text:span><text:span text:style-name="T16">10).</text:span></text:p>
      <text:p text:style-name="P32"><text:span text:style-name="T16"/></text:p>
      <text:p text:style-name="P32"><text:span text:style-name="T16">- Estudios donde se evidencia los beneficios de usar subconjuntos de datos </text:span><text:span text:style-name="T14">(pag </text:span><text:span text:style-name="T16">10).</text:span></text:p>
      <text:p text:style-name="P32"><text:span text:style-name="T16"/></text:p>
      <text:p text:style-name="P32"><text:span text:style-name="T16">- Estrategías usadas para encontrar subconjuntos de marcadores </text:span><text:span text:style-name="T14">(pag </text:span><text:span text:style-name="T16">10).</text:span></text:p>
      <text:p text:style-name="P32"><text:span text:style-name="T16"/></text:p>
      <text:p text:style-name="P32"><text:span text:style-name="T16">- La selección de SNP considera varias cosas que pueden conducir a una mayor precisión </text:span><text:span text:style-name="T14">(pag </text:span><text:span text:style-name="T16">10).</text:span></text:p>
      <text:p text:style-name="P32"><text:span text:style-name="T16"/></text:p>
      <text:p text:style-name="P33"><text:span text:style-name="T16">- La precisión de la selección es menor en rasgos complejos, debido al LD </text:span><text:span text:style-name="T14">(pag </text:span><text:span text:style-name="T16">10).</text:span></text:p>
      <text:p text:style-name="P33"><text:span text:style-name="T16"/></text:p>
      <text:p text:style-name="P33"><text:soft-page-break/><text:span text:style-name="T16">- </text:span><text:span text:style-name="T17">La selección de marcadores basados en el genotipado de alta densidad es una alternativa eficaz </text:span><text:span text:style-name="T14">(pag </text:span><text:span text:style-name="T17">11).</text:span></text:p>
      <text:p text:style-name="P33"><text:span text:style-name="T17"/></text:p>
      <text:p text:style-name="P33"><text:span text:style-name="T17">- SNP seleccionados previamente mediante estudios de GWAS puede favorecer la mejora de la precisión </text:span><text:span text:style-name="T14">(pag </text:span><text:span text:style-name="T17">11).</text:span></text:p>
      <text:p text:style-name="P33"><text:span text:style-name="T17"/></text:p>
      <text:p text:style-name="P34"><text:span text:style-name="T17">- </text:span><text:span text:style-name="T18">Selección de marcadores con efectos altos, sus ventajas </text:span><text:span text:style-name="T14">(pag </text:span><text:span text:style-name="T18">11).</text:span></text:p>
      <text:p text:style-name="P34"><text:span text:style-name="T18"/></text:p>
      <text:p text:style-name="P35"><text:span text:style-name="T18">- </text:span><text:span text:style-name="T19">ML para identificar SNP con asociación directa al QTL </text:span><text:span text:style-name="T14">(pag </text:span><text:span text:style-name="T19">11).</text:span></text:p>
      <text:p text:style-name="P35"><text:span text:style-name="T19"/></text:p>
      <text:p text:style-name="P35"><text:span text:style-name="T19">- Eliminar SNP con efecto pequeño es una buena estrategia, además de reducir los costos de genotipado </text:span><text:span text:style-name="T14">(pag </text:span><text:span text:style-name="T19">11).</text:span></text:p>
      <text:p text:style-name="P35"><text:span text:style-name="T19"/></text:p>
      <text:p text:style-name="P35"><text:span text:style-name="T19">- Marcadores seleccionados distribuidos uniformemente también es interesante </text:span><text:span text:style-name="T14">(pag </text:span><text:span text:style-name="T19">11).</text:span></text:p>
      <text:p text:style-name="P35"><text:span text:style-name="T19"/></text:p>
      <text:p text:style-name="P36"><text:span text:style-name="T19">- </text:span><text:span text:style-name="T20">Los resultados de este estudio evidencian que es posible seleccionar los marcadores y construir matrices de bajo costo para implementar la GS </text:span><text:span text:style-name="T14">(pag </text:span><text:span text:style-name="T20">12).</text:span></text:p>
      <text:p text:style-name="P35"><text:span text:style-name="T20"/></text:p>
      <text:p text:style-name="P36"><text:span text:style-name="T20">- Diferentes poblaciones requieren diferentes número de marcadores </text:span><text:span text:style-name="T14">(pag </text:span><text:span text:style-name="T20">12).</text:span></text:p>
      <text:p text:style-name="P36"><text:span text:style-name="T20"/></text:p>
      <text:p text:style-name="P40"><text:span text:style-name="T1">- La precisión de la GS disminuirá a través de generaciones de selección </text:span><text:span text:style-name="T14">(pag </text:span><text:span text:style-name="T1">12).</text:span></text:p>
      <text:p text:style-name="P40"><text:span text:style-name="T1"/></text:p>
      <text:p text:style-name="P41"><text:span text:style-name="T1">- </text:span><text:span text:style-name="T21">Es posible seleccionar los marcadores más informativos para mejorar la precisión y constuir matrices de bajo costo para implementar la GS </text:span><text:span text:style-name="T14">(pag <text:s/></text:span><text:span text:style-name="T21">12).</text:span></text:p>
      <text:p text:style-name="P41"><text:span text:style-name="T21"/></text:p>
      <text:p text:style-name="P41"><text:span text:style-name="T21">–</text:span></text:p>
      <text:p text:style-name="P41"><text:span text:style-name="T21"/></text:p>
      <text:p text:style-name="P42"><text:span text:style-name="T46">G</text:span><text:span text:style-name="T39">enomic selection in plant breeding: methods</text:span><text:span text:style-name="T1"> …</text:span></text:p>
      <text:p text:style-name="P42"><text:span text:style-name="T1"/></text:p>
      <text:p text:style-name="P42"><text:span text:style-name="T1">- La GS cuantifica el muestreo mendeliano (que como se dice antes, se cuatifica a traves de la información de la progenie), lo cual tiene la ventaja de… </text:span><text:span text:style-name="T14">(pag </text:span><text:span text:style-name="T1">962).</text:span></text:p>
      <text:p text:style-name="P42"><text:span text:style-name="T14"/></text:p>
      <text:p text:style-name="P43"><text:span text:style-name="T14">- </text:span><text:span text:style-name="T22">Existen factores que pueden afectar la precisión, entre ellos el LD </text:span><text:span text:style-name="T14">(pag </text:span><text:span text:style-name="T22">964).</text:span></text:p>
      <text:p text:style-name="P43"><text:span text:style-name="T22"/></text:p>
      <text:p text:style-name="P43"><text:span text:style-name="T22">- La precisión alcanza su limite a determinada densidad de marcador </text:span><text:span text:style-name="T14">(pag </text:span><text:span text:style-name="T22">964).</text:span></text:p>
      <text:p text:style-name="P43"><text:span text:style-name="T22"/></text:p>
      <text:p text:style-name="P43"><text:span text:style-name="T22">- La interacción GxE debe tratarse mediante el uso de modelos especialzados </text:span><text:span text:style-name="T14">(pag </text:span><text:span text:style-name="T22">964)</text:span></text:p>
      <text:p text:style-name="P43"><text:span text:style-name="T22"/></text:p>
      <text:p text:style-name="P43"><text:span text:style-name="T22">- GBLUP</text:span><text:span text:style-name="T14"> </text:span><text:span text:style-name="T22">incorporando GxE mejora la precisión </text:span><text:span text:style-name="T14">(pag </text:span><text:span text:style-name="T22">964).</text:span></text:p>
      <text:p text:style-name="P43"><text:span text:style-name="T22"/></text:p>
      <text:p text:style-name="P44"><text:span text:style-name="T22">- En el mejoramiento de plantas, las interacciones GxE son importantes </text:span><text:span text:style-name="T14">(pag </text:span><text:span text:style-name="T23">964)</text:span><text:span text:style-name="T22">.</text:span></text:p>
      <text:p text:style-name="P44"><text:span text:style-name="T22"/></text:p>
      <text:p text:style-name="P44"><text:span text:style-name="T22">–</text:span></text:p>
      <text:p text:style-name="P44"><text:span text:style-name="T22"/></text:p>
      <text:p text:style-name="P46"><text:span text:style-name="T47">G</text:span><text:span text:style-name="T39">enomic selection methods for crop improvenmet:</text:span><text:span text:style-name="T1"> ...</text:span></text:p>
      <text:p text:style-name="P44"><text:span text:style-name="T22"/></text:p>
      <text:p text:style-name="P45"><text:span text:style-name="T22">-</text:span><text:span text:style-name="T14"> </text:span><text:span text:style-name="T24">Un gran conjunto de entrenamiento puede mejorar la precisión debido a que más muestras con información genotipica y fenotipica puede ser usada </text:span><text:span text:style-name="T14">(pag </text:span><text:span text:style-name="T24">337).</text:span></text:p>
      <text:p text:style-name="P42"><text:span text:style-name="T1"/></text:p>
      <text:p text:style-name="P45"><text:soft-page-break/><text:span text:style-name="T1">- </text:span><text:span text:style-name="T24">LD entre el marcador y el QTL en la precisión </text:span><text:span text:style-name="T14">(pag </text:span><text:span text:style-name="T24">337).</text:span></text:p>
      <text:p text:style-name="P45"><text:span text:style-name="T24"/></text:p>
      <text:p text:style-name="P45"><text:span text:style-name="T24">- Meseta a cierta densidad del marcador </text:span><text:span text:style-name="T14">(pag </text:span><text:span text:style-name="T24">337).</text:span></text:p>
      <text:p text:style-name="P45"><text:span text:style-name="T24"/></text:p>
      <text:p text:style-name="P45"><text:span text:style-name="T24">- La precisión de la prediccion no es proporcional al costo </text:span><text:span text:style-name="T14">(pag </text:span><text:span text:style-name="T24">337).</text:span></text:p>
      <text:p text:style-name="P45"><text:span text:style-name="T24"/></text:p>
      <text:p text:style-name="P45"><text:span text:style-name="T24">- El deterioro de las relaciones genéticas puede afectar también la precisión de la predicción </text:span><text:span text:style-name="T14">(pag </text:span><text:span text:style-name="T24">337).</text:span></text:p>
      <text:p text:style-name="P45"><text:span text:style-name="T24"/></text:p>
      <text:p text:style-name="P45"><text:span text:style-name="T24">- Es mejor estimar los efectos del marcador cada 2 o 3 generaciones </text:span><text:span text:style-name="T14">(pag </text:span><text:span text:style-name="T24">337).</text:span></text:p>
      <text:p text:style-name="P45"><text:span text:style-name="T24"/></text:p>
      <text:p text:style-name="P45"><text:span text:style-name="T24">- Es más valiosa la información de las relaciones que la información del LD </text:span><text:span text:style-name="T14">(pag </text:span><text:span text:style-name="T24">337).</text:span></text:p>
      <text:p text:style-name="P45"><text:span text:style-name="T24"/></text:p>
      <text:p text:style-name="P45"><text:span text:style-name="T24">- La heredabilidad y la distribución de genes causales también puede afectar la precisión de la predicción </text:span><text:span text:style-name="T14">(pag </text:span><text:span text:style-name="T24">337).</text:span></text:p>
      <text:p text:style-name="P45"><text:span text:style-name="T24"/></text:p>
      <text:p text:style-name="P45"><text:span text:style-name="T24">-</text:span><text:span text:style-name="T14"> </text:span><text:span text:style-name="T24">La interacción GxE también puede afectar la precisión de la predicción.</text:span></text:p>
      <text:p text:style-name="P45"><text:span text:style-name="T24"/></text:p>
      <text:p text:style-name="P45"><text:span text:style-name="T24">–</text:span></text:p>
      <text:p text:style-name="P45"><text:span text:style-name="T24"/></text:p>
      <text:p text:style-name="P47"><text:span text:style-name="T48">G</text:span><text:span text:style-name="T39">enomic selection: a breakthrough</text:span><text:span text:style-name="T1"> …</text:span></text:p>
      <text:p text:style-name="P47"><text:span text:style-name="T1"/></text:p>
      <text:p text:style-name="P48"><text:span text:style-name="T1">- </text:span><text:span text:style-name="T25">El LD entre el marcador y el QTL disminuirá con las generaciones </text:span><text:span text:style-name="T14">(pag </text:span><text:span text:style-name="T25">670).</text:span></text:p>
      <text:p text:style-name="P48"><text:span text:style-name="T25"/></text:p>
      <text:p text:style-name="P48"><text:span text:style-name="T25">- La GS se puede usar en arroz y ejemplo</text:span><text:span text:style-name="T26">s</text:span><text:span text:style-name="T25"> </text:span><text:span text:style-name="T14">(pag </text:span><text:span text:style-name="T25">670).</text:span></text:p>
      <text:p text:style-name="P48"><text:span text:style-name="T25"/></text:p>
      <text:p text:style-name="P49"><text:span text:style-name="T25">- </text:span><text:span text:style-name="T26">Hay pocos estudios de GS en arroz </text:span><text:span text:style-name="T14">(pag </text:span><text:span text:style-name="T26">672).</text:span></text:p>
      <text:p text:style-name="P49"><text:span text:style-name="T26"/></text:p>
      <text:p text:style-name="P49"><text:span text:style-name="T26">- Estrategías para mejorar la precisión de la GS </text:span><text:span text:style-name="T14">(pag </text:span><text:span text:style-name="T26">673).</text:span></text:p>
      <text:p text:style-name="P49"><text:span text:style-name="T26"/></text:p>
      <text:p text:style-name="P49"><text:span text:style-name="T26">–</text:span></text:p>
      <text:p text:style-name="P49"><text:span text:style-name="T26"/></text:p>
      <text:p text:style-name="P50"><text:span text:style-name="T49">W</text:span><text:span text:style-name="T39">ill genomic selection be a practical</text:span><text:span text:style-name="T1"> …</text:span></text:p>
      <text:p text:style-name="P50"><text:span text:style-name="T1"/></text:p>
      <text:p text:style-name="P51"><text:span text:style-name="T1">- </text:span><text:span text:style-name="T56">La precisión de la predicción es el factor más importante que determina el éxito de la GS </text:span><text:span text:style-name="T58">(pag </text:span><text:span text:style-name="T59">1306)</text:span><text:span text:style-name="T1">.</text:span></text:p>
      <text:p text:style-name="P50"><text:span text:style-name="T1"/></text:p>
      <text:p text:style-name="P50"><text:span text:style-name="T1">- </text:span><text:span text:style-name="T27">El D tiene un efecto importante sobre la GS, y definición (pag 1309).</text:span></text:p>
      <text:p text:style-name="P50"><text:span text:style-name="T27"/></text:p>
      <text:p text:style-name="P52"><text:span text:style-name="T27">- </text:span><text:span text:style-name="T28">El LS es mayor en especies cruzadas que autopolinizadas </text:span><text:span text:style-name="T14">(pag </text:span><text:span text:style-name="T29">1309)</text:span><text:span text:style-name="T28">.</text:span></text:p>
      <text:p text:style-name="P50"><text:span text:style-name="T28"/></text:p>
      <text:p text:style-name="P52"><text:span text:style-name="T28">- </text:span><text:span text:style-name="T29">Forma de determinar el número de marcadores necesarios para la GS </text:span><text:span text:style-name="T14">(pag </text:span><text:span text:style-name="T29">1309).</text:span></text:p>
      <text:p text:style-name="P52"><text:span text:style-name="T29"/></text:p>
      <text:p text:style-name="P52"><text:span text:style-name="T29">- A mayor tamaño de la pob, mayor sera la precisión, y ejemplo de esto </text:span><text:span text:style-name="T14">(pag </text:span><text:span text:style-name="T29">1311).</text:span></text:p>
      <text:p text:style-name="P52"><text:span text:style-name="T29"/></text:p>
      <text:p text:style-name="P52"><text:span text:style-name="T29">- Algunas características para que haya mayor precisión </text:span><text:span text:style-name="T14">(pag </text:span><text:span text:style-name="T29">1311).</text:span></text:p>
      <text:p text:style-name="P52"><text:span text:style-name="T29"/></text:p>
      <text:p text:style-name="P52"><text:span text:style-name="T29">- A mayor diversidad, se requiere tamaños grandes (donde dice importante) </text:span><text:span text:style-name="T14">(pag </text:span><text:span text:style-name="T29">1312).</text:span></text:p>
      <text:p text:style-name="P52"><text:span text:style-name="T29"/></text:p>
      <text:p text:style-name="P52"><text:span text:style-name="T29">- A mayor número de marcadores mayo sera la precisión, y ejemplos </text:span><text:span text:style-name="T14">(pag </text:span><text:span text:style-name="T29">1312).</text:span></text:p>
      <text:p text:style-name="P52"><text:span text:style-name="T29"/></text:p>
      <text:p text:style-name="P52"><text:soft-page-break/><text:span text:style-name="T29">- Demasiados marcadores pueden disminuir la precisión </text:span><text:span text:style-name="T14">(pag </text:span><text:span text:style-name="T29">1312).</text:span></text:p>
      <text:p text:style-name="P52"><text:span text:style-name="T29"/></text:p>
      <text:p text:style-name="P52"><text:span text:style-name="T29">- Hoy en día se necesita aun genotipado a gran escala para la GS </text:span><text:span text:style-name="T14">(pag </text:span><text:span text:style-name="T29">1312).</text:span></text:p>
      <text:p text:style-name="P52"><text:span text:style-name="T29"/></text:p>
      <text:p text:style-name="P52"><text:span text:style-name="T29">- Cambio en la diversidad genética y nuevas recombinaciones puede afectar la precisión </text:span><text:span text:style-name="T14">(pag </text:span><text:span text:style-name="T29">1312).</text:span></text:p>
      <text:p text:style-name="P52"><text:span text:style-name="T29"/></text:p>
      <text:p text:style-name="P52"><text:span text:style-name="T29">–</text:span></text:p>
      <text:p text:style-name="P52"><text:span text:style-name="T29"/></text:p>
      <text:p text:style-name="P53"><text:span text:style-name="T50">T</text:span><text:span text:style-name="T39">he impact of genotyping different groups</text:span><text:span text:style-name="T1"> …</text:span></text:p>
      <text:p text:style-name="P53"><text:span text:style-name="T1"/></text:p>
      <text:p text:style-name="P53"><text:span text:style-name="T1">- Hay factores que pueden influir en la GS, entre ellos el tamaño de la población de referencia es relevante, y este es equivalente a la disponibilidad de información fenotipica en la evaluación genética tradicional (pag 5413).</text:span></text:p>
      <text:p text:style-name="P53"><text:span text:style-name="T1"/></text:p>
      <text:p text:style-name="P53"><text:span text:style-name="T1">- Hay un aumento en la precisión debido a la GS, pero aún no es claro el origen de esto (pag 5413).</text:span></text:p>
      <text:p text:style-name="P53"><text:span text:style-name="T1"/></text:p>
      <text:p text:style-name="P54"><text:span text:style-name="T1">- </text:span><text:span text:style-name="T30">Mejor comportamiento en la precisión cuando se predicen de hijos a padres debido al muestreo Mendeliano </text:span><text:span text:style-name="T1">(pag </text:span><text:span text:style-name="T30">5418).</text:span></text:p>
      <text:p text:style-name="P54"><text:span text:style-name="T30"/></text:p>
      <text:p text:style-name="P54"><text:span text:style-name="T30">- Es importante genotipar ambos padres si se va a predecir a su descendencia </text:span><text:span text:style-name="T1">(pag </text:span><text:span text:style-name="T30">5418).</text:span></text:p>
      <text:p text:style-name="P54"><text:span text:style-name="T30"/></text:p>
      <text:p text:style-name="P55"><text:span text:style-name="T30">- </text:span><text:span text:style-name="T31">Genotipar individuos más jovenes es beneficioso </text:span><text:span text:style-name="T1">(pag </text:span><text:span text:style-name="T31">5418).</text:span></text:p>
      <text:p text:style-name="P55"><text:span text:style-name="T31"/></text:p>
      <text:p text:style-name="P55"><text:span text:style-name="T31">–</text:span></text:p>
      <text:p text:style-name="P55"><text:span text:style-name="T31"/></text:p>
      <text:p text:style-name="P56"><text:span text:style-name="T51">S</text:span><text:span text:style-name="T39">ingle-step reaction norm models</text:span><text:span text:style-name="T1"> …</text:span></text:p>
      <text:p text:style-name="P56"><text:span text:style-name="T1"/></text:p>
      <text:p text:style-name="P56"><text:span text:style-name="T1">- Existe la necesidad de desarrollar modelos ambientales para mejorar la capacidad predictiva </text:span><text:span text:style-name="T32">(pag </text:span><text:span text:style-name="T1">593).</text:span></text:p>
      <text:p text:style-name="P56"><text:span text:style-name="T1"/></text:p>
      <text:p text:style-name="P56"><text:span text:style-name="T1">- El ssGBLUP permite la predicción más precisa en un contexto multiambiental (pag 594).</text:span></text:p>
      <text:p text:style-name="P56"><text:span text:style-name="T1"/></text:p>
      <text:p text:style-name="P56"><text:span text:style-name="T1">- Mayor precisión en ssGBLUP debido a que usan mayor información (pag 594).</text:span></text:p>
      <text:p text:style-name="P56"><text:span text:style-name="T1"/></text:p>
      <text:p text:style-name="P56"><text:span text:style-name="T1">- ssGBLUP es escaso en plantas (pag 594).</text:span></text:p>
      <text:p text:style-name="P56"><text:span text:style-name="T1"/></text:p>
      <text:p text:style-name="P57"><text:span text:style-name="T1">- </text:span><text:span text:style-name="T33">Los modelos de norma de reacción se adaptan a cualquier información </text:span><text:span text:style-name="T1">(pag </text:span><text:span text:style-name="T33">594).</text:span></text:p>
      <text:p text:style-name="P57"><text:span text:style-name="T33"/></text:p>
      <text:p text:style-name="P57"><text:span text:style-name="T33">- La precisión se ve beneficiada al incluir el ambiente </text:span><text:span text:style-name="T1">(pag </text:span><text:span text:style-name="T33">600).</text:span></text:p>
      <text:p text:style-name="P57"><text:span text:style-name="T33"/></text:p>
      <text:p text:style-name="P57"><text:span text:style-name="T33">- </text:span><text:span text:style-name="T55">La evaluación de la precisión es un requerimiento previo </text:span><text:span text:style-name="T56">(pag </text:span><text:span text:style-name="T55">602)</text:span><text:span text:style-name="T34">.</text:span></text:p>
      <text:p text:style-name="P57"><text:span text:style-name="T55"/></text:p>
      <text:p text:style-name="P2"><text:span text:style-name="T53">- Caracteres con alta heredabilidad son más predecibles a través de un enfoque genómico </text:span>(pag <text:span text:style-name="T53">603).</text:span></text:p>
      <text:p text:style-name="P2"/>
      <text:p text:style-name="P3">- <text:span text:style-name="T62">Considerar GxE es una forma de aumentar la precisión </text:span>(pag <text:span text:style-name="T62">605).</text:span></text:p>
      <text:p text:style-name="P3"/>
      <text:p text:style-name="P3">- <text:span text:style-name="T62">La predicción debe basarse en el LD del QTL </text:span>(pag <text:span text:style-name="T62">605).</text:span></text:p>
      <text:p text:style-name="P3"/>
      <text:p text:style-name="P3">–</text:p>
      <text:p text:style-name="P4"><text:soft-page-break/><text:span text:style-name="T37">Assesing prediction models</text:span> ...</text:p>
      <text:p text:style-name="P3"/>
      <text:p text:style-name="P4">- <text:span text:style-name="T54">La eficiencia de la GS depende de la precisión que a su vez depende de varios factores </text:span><text:span text:style-name="T57">(pag </text:span><text:span text:style-name="T54">2)</text:span>.</text:p>
      <text:p text:style-name="P4"/>
      <text:p text:style-name="P5">- <text:span text:style-name="T63">Calculos que indican una condición favorables para la predicción (pag 5).</text:span></text:p>
      <text:p text:style-name="P5"/>
      <text:p text:style-name="P5">- <text:span text:style-name="T63">El LD es la base de la GS, su disminución en el genoma es inversamente proporcional a la magnitud de la precisión (pag 7).</text:span></text:p>
      <text:p text:style-name="P5"/>
      <text:p text:style-name="P5">- <text:span text:style-name="T63">Existe una fuerte relación entre el LD y la densidad del marcador (pag 8).</text:span></text:p>
      <text:p text:style-name="P5"/>
      <text:p text:style-name="P5">- <text:span text:style-name="T63">Estudios donde se indican el número de SNP para kb necesarios (pag 8).</text:span></text:p>
      <text:p text:style-name="P5"/>
      <text:p text:style-name="P5">- <text:span text:style-name="T63">Es de esperar alto LD en pob bajo selección recurrente (pag 8).</text:span></text:p>
      <text:p text:style-name="P5"/>
      <text:p text:style-name="P6">- <text:span text:style-name="T63">Mejora en el ssGBLUP al usar el tamaño máximo (pag 11).</text:span></text:p>
      <text:p text:style-name="P6"/>
      <text:p text:style-name="P6">–</text:p>
      <text:p text:style-name="P6"/>
      <text:p text:style-name="P6"><text:span text:style-name="T52">Genomic selection: genome-wide prediction in</text:span><text:span text:style-name="T64"> …</text:span></text:p>
      <text:p text:style-name="P6"/>
      <text:p text:style-name="P6">- <text:span text:style-name="T60">La respuesta de la GS es el resultado de varios factores (pag 593)</text:span><text:span text:style-name="T64">.</text:span></text:p>
      <text:p text:style-name="P6"/>
      <text:p text:style-name="P6">- <text:span text:style-name="T64">con mayor tamaño de muestra la precisión aumenta (pag 595).</text:span></text:p>
      <text:p text:style-name="P6"/>
      <text:p text:style-name="P6">- <text:span text:style-name="T64">Una mayor densidad del marcador logra una alta precisión (pag 596).</text:span></text:p>
      <text:p text:style-name="P6"/>
      <text:p text:style-name="P7">- <text:span text:style-name="T65">La ausencia de LD entre el marcador y el QTL reduce la precisión (pag 598).</text:span></text:p>
      <text:p text:style-name="P7"/>
      <text:p text:style-name="P7">- <text:span text:style-name="T65">La precisión de la predicción en la GS es el parámetro clave debido a su reación con el progreso genético (pag 598).</text:span></text:p>
      <text:p text:style-name="P7"/>
      <text:p text:style-name="P7">–</text:p>
      <text:p text:style-name="P7"/>
      <text:p text:style-name="P8">Genomic prediction: progress and perspectives …</text:p>
      <text:p text:style-name="P8"/>
      <text:p text:style-name="P8">- <text:span text:style-name="T54">La predicción genómica es un intenso campo de investigación … , se han investigado los factores que pueden afectar la precisión de la predicción </text:span><text:span text:style-name="T61">(pag</text:span><text:span text:style-name="T54">s 4 y 5)</text:span>.</text:p>
      <text:p text:style-name="P8"/>
      <text:p text:style-name="P9">- <text:span text:style-name="T66">La disminución del LD entre el marcador y el QTL debido a la recombinación a lo largo de las generaciones puede disminuir la precisión de la predicción (pag 10).</text:span></text:p>
      <text:p text:style-name="P9"/>
      <text:p text:style-name="P10">- <text:span text:style-name="T67">El tamaño y composición de la población de entrenamiento, y la densidad del marcador son importantes (pag 11).</text:span></text:p>
      <text:p text:style-name="P10"/>
      <text:p text:style-name="P11">- <text:span text:style-name="T68">La diferencia entre los distintos modelos es marginal, y se prefiere el GBLUP debido a su sencillez (pag 13).</text:span></text:p>
      <text:p text:style-name="P11"/>
      <text:p text:style-name="P11">- <text:span text:style-name="T68">El diseño del conjunto de entrenamiento es clave (pags 19 y 20).</text:span></text:p>
      <text:p text:style-name="P11"><text:soft-page-break/>- <text:span text:style-name="T68">La densidad del marcador también es clave para capturar la relación con el QTL (pag 21).</text:span></text:p>
      <text:p text:style-name="P11"/>
      <text:p text:style-name="P11">–</text:p>
      <text:p text:style-name="P11"/>
      <text:p text:style-name="P14"><text:span text:style-name="T37">Machine learning approaches</text:span> ...</text:p>
      <text:p text:style-name="P11"/>
      <text:p text:style-name="P12">- <text:span text:style-name="T69">El número de marcadores y de observaciones pueden afectar la predictibilidad, y el número de marcadores dependera del decaimiento del LD según la especie (pag 9).</text:span></text:p>
      <text:p text:style-name="P12"/>
      <text:p text:style-name="P12">–</text:p>
      <text:p text:style-name="P12"/>
      <text:p text:style-name="P15"><text:span text:style-name="T37">Whole-genome regression and prediction</text:span> ...</text:p>
      <text:p text:style-name="P11"/>
      <text:p text:style-name="P11">- <text:span text:style-name="T70">E</text:span>l efecto de la elección del modelo en la precisión de la predicción depende de la arquitectura genética <text:span text:style-name="T70">(pag 338)</text:span>.</text:p>
      <text:p text:style-name="P11"/>
      <text:p text:style-name="P13">- <text:span text:style-name="T70">La precisión es mayor para el modelo que se ajusta mejor a la arquitectura genética del rasgo (pag 338).</text:span></text:p>
      <text:p text:style-name="P13"/>
      <text:p text:style-name="P13">- <text:span text:style-name="T71">Efecto del LD sobre la precisión (pag 338).</text:span></text:p>
      <text:p text:style-name="P13"/>
      <text:p text:style-name="P13">–</text:p>
      <text:p text:style-name="P13"/>
      <text:p text:style-name="P58">Genotyping strategies for maximizing genomic information in evaluations of the Latxa dairy sheep breed</text:p>
      <text:p text:style-name="P58"/>
      <text:p text:style-name="P59"><text:span text:style-name="T36">- </text:span><text:span text:style-name="T76">Hay una fuerte relación entre ganancias en la precisión y los tamaños de población genotipados </text:span><text:span text:style-name="T77">(pag 1 del word)</text:span><text:span text:style-name="T76">.</text:span></text:p>
      <text:p text:style-name="P59"><text:span text:style-name="T76"/></text:p>
      <text:p text:style-name="P60"><text:span text:style-name="T80">- </text:span><text:span text:style-name="T76">Como los programas de mejora suelen tener recursos limitados para el genotipado, se han realizado investigaciones sobre el diseño de estrategias de genotipado </text:span><text:span text:style-name="T77">(pag 2 del word).</text:span></text:p>
      <text:p text:style-name="P60"><text:span text:style-name="T77"/></text:p>
      <text:p text:style-name="P60"><text:span text:style-name="T77">- Estrategia de que individuos </text:span><text:span text:style-name="T76">genotipar para aumentar la precisión </text:span><text:span text:style-name="T77">(pag 2 del word)</text:span><text:span text:style-name="T76">.</text:span></text:p>
      <text:p text:style-name="P60"><text:span text:style-name="T77"/></text:p>
      <text:p text:style-name="P60"><text:span text:style-name="T80">- </text:span><text:span text:style-name="T76">Elegir que individuos genotipar es un factor determinante para la precisión de la predicción </text:span><text:span text:style-name="T77">(pag 3 del word)</text:span><text:span text:style-name="T76">.</text:span></text:p>
      <text:p text:style-name="P59"><text:span text:style-name="T76"/></text:p>
      <text:p text:style-name="P60"><text:span text:style-name="T35">- </text:span><text:span text:style-name="T76">Genotipar solo machos ha sido en enfoque estándar en la GS </text:span><text:span text:style-name="T77">(pag 4 del word)</text:span><text:span text:style-name="T76">.</text:span></text:p>
      <text:p text:style-name="P61"/>
      <text:p text:style-name="P60"><text:span text:style-name="T35">- </text:span><text:span text:style-name="T76">Estrategia para aumentar la población genotipada en poblaciones pequeñas </text:span><text:span text:style-name="T77">(pag 5 del word)</text:span><text:span text:style-name="T76">.</text:span></text:p>
      <text:p text:style-name="P61"/>
      <text:p text:style-name="P60"><text:span text:style-name="T35">- </text:span><text:span text:style-name="T76">Hay beneficios en términos de precisión al implementar el método de ssGBLUP </text:span><text:span text:style-name="T77">(pag 7 del word)</text:span><text:span text:style-name="T76">.</text:span></text:p>
      <text:p text:style-name="P58"/>
      <text:p text:style-name="P13">–</text:p>
      <text:p text:style-name="P13"/>
      <text:p text:style-name="P58">Genomic Prediction of Breeding Values Using a Subset of SNPs Identified by Three Machine Learning Methods</text:p>
      <text:p text:style-name="P58"/>
      <text:p text:style-name="P60"><text:soft-page-break/><text:span text:style-name="T35">- </text:span><text:s/><text:span text:style-name="T76">vale la pena usar solo un pequeño subconjunto de SNP que tienen una relevancia directa para las funciones biológicas de un rasgo de interés para la predicción genómica de los valores genéticos </text:span><text:span text:style-name="T78">(pag 3 del word).</text:span></text:p>
      <text:p text:style-name="P61"/>
      <text:p text:style-name="P60"><text:span text:style-name="T35">- </text:span><text:span text:style-name="T76">Métodos de ML para identificar subconjuntos de SNP y usar esos SNP en la GS </text:span><text:span text:style-name="T78">(pag 3 del word).</text:span></text:p>
      <text:p text:style-name="P60"><text:span text:style-name="T78"/></text:p>
      <text:p text:style-name="P60"><text:span text:style-name="T78">- M</text:span><text:span text:style-name="T76">ás SNP en un modelo no se traducen necesariamente en una mayor precisión. De hecho, pueden haber agregado más ruidos de fondo y creado más errores de predicción que un pequeño número de SNP que capturan los efectos principales de SNP individuales, interacciones SNP-SNP y relaciones no lineales </text:span><text:span text:style-name="T78">(pag 6 del word)</text:span><text:span text:style-name="T76">.</text:span></text:p>
      <text:p text:style-name="P60"><text:span text:style-name="T78"/></text:p>
      <text:p text:style-name="P60"><text:span text:style-name="T35">- </text:span><text:span text:style-name="T76">Los paneles de SNP de baja densidad es rentable </text:span><text:span text:style-name="T78">(pag 6 del word).</text:span></text:p>
      <text:p text:style-name="P60"><text:span text:style-name="T78"/></text:p>
      <text:p text:style-name="P60"><text:span text:style-name="T78">- Es mejor identificar SNP </text:span><text:span text:style-name="T76">significativos que seleccionar SNP al azar pero espaciados uniformemente </text:span><text:span text:style-name="T79">(pag 7 del word)</text:span><text:span text:style-name="T76">.</text:span></text:p>
      <text:p text:style-name="P60"><text:span text:style-name="T78"/></text:p>
      <text:p text:style-name="P60"><text:span text:style-name="T35">- </text:span><text:span text:style-name="T76">Implementación interesante del ML en GS: usar el ML como una herramienta de preselección o de reducción de dimensión </text:span><text:span text:style-name="T79">(pag 9 del word)</text:span><text:span text:style-name="T76">.</text:span></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Lohit Devanagari1" svg:font-family="'Lohit Devanagari'"/>
    <style:font-face style:name="dejavu sans mono" svg:font-family="'dejavu sans mono', monospace"/>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3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10T04:57:22.246279240</dc:date>
    <meta:editing-duration>P1DT6H12M51S</meta:editing-duration>
    <meta:editing-cycles>81</meta:editing-cycles>
    <meta:generator>LibreOffice/6.0.7.3$Linux_X86_64 LibreOffice_project/00m0$Build-3</meta:generator>
    <meta:document-statistic meta:table-count="0" meta:image-count="0" meta:object-count="0" meta:page-count="9" meta:paragraph-count="167" meta:word-count="2727" meta:character-count="16013" meta:non-whitespace-character-count="13429"/>
  </office:meta>
</office:document-meta>
</file>